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writing-mode="lr-tb"/>
    </style:style>
    <style:style style:name="TraduccionesMásDifícilesYTécnicasUtilizadas.A" style:family="table-column">
      <style:table-column-properties style:column-width="1.642cm" style:rel-column-width="931*"/>
    </style:style>
    <style:style style:name="TraduccionesMásDifícilesYTécnicasUtilizadas.B" style:family="table-column">
      <style:table-column-properties style:column-width="5.064cm" style:rel-column-width="2871*"/>
    </style:style>
    <style:style style:name="TraduccionesMásDifícilesYTécnicasUtilizadas.C" style:family="table-column">
      <style:table-column-properties style:column-width="7.676cm" style:rel-column-width="4352*"/>
    </style:style>
    <style:style style:name="TraduccionesMásDifícilesYTécnicasUtilizadas.D" style:family="table-column">
      <style:table-column-properties style:column-width="2.618cm" style:rel-column-width="1484*"/>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D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ing_20_1">
      <style:paragraph-properties fo:break-before="pag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fo:background-color="transparent" style:shadow="none">
        <style:background-image/>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Artículo del redactor jefe</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6RC</text:user-defined></text:p>
          </table:table-cell>
          <table:table-cell table:style-name="Versiones.B2" office:value-type="string">
            <text:p text:style-name="P11">Completadas las traducciones más difíciles</text:p>
          </table:table-cell>
        </table:table-row>
        <table:table-row>
          <table:table-cell table:style-name="Versiones.A2" office:value-type="string">
            <text:p text:style-name="P9">1.5</text:p>
          </table:table-cell>
          <table:table-cell table:style-name="Versiones.B2" office:value-type="string">
            <text:p text:style-name="P11">Empezando a poner las traducciones más difíciles mientras se revisa el texto</text:p>
          </table:table-cell>
        </table:table-row>
        <table:table-row>
          <table:table-cell table:style-name="Versiones.A2" office:value-type="string">
            <text:p text:style-name="P9">1.4</text:p>
          </table:table-cell>
          <table:table-cell table:style-name="Versiones.B2" office:value-type="string">
            <text:p text:style-name="P11">Revisado el text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Traducción del texto<text:tab/>3</text:p>
          <text:p text:style-name="P19">1.1 Primer párrafo (corregido el 10-XII-07)<text:tab/>3</text:p>
          <text:p text:style-name="P19">1.2 Segundo párrafo (corregido parcialmente el 10-XII-07)<text:tab/>3</text:p>
          <text:p text:style-name="P19">1.3 Tercer párrafo (corregido el 10-XII-07)<text:tab/>3</text:p>
          <text:p text:style-name="P19">1.4 Cuarto párrafo (corregido el 10-XII-07)<text:tab/>4</text:p>
          <text:p text:style-name="P19">1.5 Quinto párrafo (corregido el 17-XII-07)<text:tab/>4</text:p>
          <text:p text:style-name="P19">1.6 Sexto párrafo (corregido el 18-XII-07)<text:tab/>4</text:p>
          <text:p text:style-name="P19">1.7 Séptimo párrafo (corregido el 18-XII-07)<text:tab/>4</text:p>
          <text:p text:style-name="P19">1.8 Octavo párrafo (corregido el 18-XII-07)<text:tab/>4</text:p>
          <text:p text:style-name="P19">1.9 Noveno párrafo (corregido el 18-XII-07)<text:tab/>5</text:p>
          <text:p text:style-name="P19">1.10 Décimo párrafo (corregido el 18-XII-07)<text:tab/>5</text:p>
          <text:p text:style-name="P19">1.11 Undécimo párrafo (corregido el 18-XII-07)<text:tab/>5</text:p>
          <text:p text:style-name="P19">1.12 Duodécimo párrafo (corregido el 18-XII-07)<text:tab/>5</text:p>
          <text:p text:style-name="P19">1.13 Décimo tercer párrafo (corregido el 18-XII-07)<text:tab/>5</text:p>
          <text:p text:style-name="P18">2. Traducciones más difíciles y técnicas utilizadas<text:tab/>6</text:p>
        </text:index-body>
      </text:table-of-content>
      <text:p text:style-name="P13"/>
      <text:section text:style-name="Sect4" text:name="Área2">
        <text:h text:style-name="P15" text:outline-level="1">1. Traducción del texto</text:h>
        <text:h text:style-name="Heading_20_2" text:outline-level="2">1.1 Primer párrafo (corregido el 10-XII-07)</text:h>
        <text:p text:style-name="P6">Es necesario tomar posiciones respecto a los hackers</text:p>
        <text:p text:style-name="P6">¿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6"/>
        <text:h text:style-name="Heading_20_2" text:outline-level="2">1.2 Segundo párrafo (corregido parcialmente el 10-XII-07)</text:h>
        <text:p text:style-name="P6">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 estropeaba nada, <text:s/>estaba bien utilizar algunos ciclos sin carga útil. Nadie parecía conseguir superar el tope que ese tipo de acceso fue dando y no parecía haber ninguna ley que prohibiera dicho acceso en un primer momento.</text:p>
        <text:p text:style-name="P6"/>
        <text:h text:style-name="Heading_20_2" text:outline-level="2">1.3 Tercer párrafo (corregido el 10-XII-07)</text:h>
        <text:p text:style-name="P6">Las cosas han cambiado drásticamente desde los tiempos de los primeros hackers. Internet hoy es enorme (posiblemente tiene unos 400 millones de usuarios ahora), está fuera de control y es francamente peligroso, principalmente debido a la actividad de una nueva raza de hackers. Lejos quedan los días en los que accedían a sistemas sin autorización rigiéndose por un código ético no escrito que abogaba por no dañar a las máquinas. El acceso no autorizado a Internet fue un común denominador en la mayoría de ataques que ocasionaron unos daños estimados en aproximadamente 445 millones de dólares según individuos de 223 organizaciones que completaron la encuesta FBI/CSI del 2002. Los ataques por denegación de servicio y las modificaciones de páginas web comprometen ahora las dos formas más frecuentes de incidentes a la seguridad en Internet. La legislación (a pesar se ser insuficiente en su mayoría) persigue ahora el acceso no autorizado en gran parte del mundo. De acuerdo con esto unos pocos de los profesionales de la seguridad de la información abogan por conocer lo que está haciendo la comunidad hacker – nosotros necesitamos conocer a nuestro enemigo, además de hablar. Otros van más lejos y contratan en la actualidad personas quienes realizaban accesos no autorizados reiteradamente en el pasado o quienes todavía se dedican a actividades ilegales. Su razonamiento es el siguiente: “nadie sabe mejor que ellos como romper la seguridad y como defender adecuadamente los sistemas y las redes”.</text:p>
        <text:p text:style-name="P6"><text:soft-page-break/></text:p>
        <text:h text:style-name="Heading_20_2" text:outline-level="2">1.4 Cuarto párrafo (corregido el 10-XII-07)</text:h>
        <text:p text:style-name="P6">Una encuesta realizada durante el último año indicaba que más de un tercio de los directores de empresa desearían contratar a Kevin Mittnick, un condenado criminal informático, como consultor de seguridad. Algunos vendedores retan a los hacker con gran publicidad, invitando a cualquiera intentar romper la seguridad de su producto y si luego nadie puede marca su producto como “a prueba de hackers” o “probado por hackers”. Y algunos miembros altamente respetados de la comunidad de la seguridad acuden y a veces dan charlas en las llamadas conferencias de hackers.</text:p>
        <text:p text:style-name="P6"/>
        <text:h text:style-name="Heading_20_2" text:outline-level="2">1.5 Quinto párrafo (corregido el 17-XII-07)</text:h>
        <text:p text:style-name="P6">¿Hasta donde debe llegar nuestra relación con la comunidad hacker? Mi recomendación es que no muy lejos. Considere lo siguiente:</text:p>
        <text:p text:style-name="P6"/>
        <text:h text:style-name="Heading_20_2" text:outline-level="2">1.6 Sexto párrafo (corregido el 18-XII-07)</text:h>
        <text:p text:style-name="P6">·¿Cuanto hemos aprendido de la comunidad hacker durante estos años? Me gustaría decir que hemos aprendido algo, pero no mucho para todo el tiempo, dinero y energía invertidos. Si ha asistido a alguna conferencia de hacker, es probable que este de acuerdo que, a menos que no supiera casi nada sobre las pruebas de intrusión antes que asistiera al evento, allí aprenda muy poco. Mi impresión sobre las conferencias de hackers a las que he ido es que la gente que toma la palabra es la gente orgullosa de sí misma y que dijeron cosas poco importantes, hablando sobre todo de ellos mismos y lo bueno que son. En la mayoría de los casos las conferencias de hackers se parecen en gran medida a una reunión de amigos.</text:p>
        <text:p text:style-name="P6"/>
        <text:h text:style-name="Heading_20_2" text:outline-level="2">1.7 Séptimo párrafo (corregido el 18-XII-07)</text:h>
        <text:p text:style-name="P6">·Muchos profesionales del área parecen tener la impresión de que los miembros de la comunidad hacker son más listos que los propios profesionales de la seguridad de la información. Así que cuando se realiza la prueba de intrusión, por ejemplo, ninguno parece estar más cualificado que quien ataca sistemas. En cuanto este razonamiento. Por una parte, aún no he encontrado a nadie de la comunidad hacker que supiera todo sobre atacar sistemas, de hecho he encontrado algunas veces a los llamados genios del hacking que son muy buenos sólo cuando llevan a cabo un número limitado de ataques muy bien ensayados. Contratando a tales personas para llevar acabo un a prueba de intrusión, sin embargo, aseguramos que la prueba incluirá sólo los métodos conocidos por los llamados genios. Por el contrario, muchas personas de la comunidad blanca entienden las pruebas de intrusión como una ciencia. Puede ser que estos no sean la clase de persona que inventan los nuevos métodos de ataques, pero estudian como son y pudieran atacarse los sistemas y se lo plantean de una forma sistemática y minuciosa. Cuando están realizando la prueba de intrusión el cliente puede estar seguro que ha sido optimizada al máximo y con el mínimo riesgo de producir daños o problemas.</text:p>
        <text:p text:style-name="P6"/>
        <text:h text:style-name="Heading_20_2" text:outline-level="2">1.8 Octavo párrafo (corregido el 18-XII-07)</text:h>
        <text:p text:style-name="P6">·El absoluto desdén que la comunidad de los hackers tiene por la ética me preocupa <text:soft-page-break/>enormemente. Por contra los individuos quienes obtienen la certificación CSSIP deben aceptar con un conjunto de principios éticos que rigen su conducta. Estos profesionales pueden y de hecho pierden su certificación por actuar de manera contraria a estos principios. Estoy más cómodo tratando con las personas que actúan en un plano ético definido.</text:p>
        <text:p text:style-name="P6"/>
        <text:h text:style-name="Heading_20_2" text:outline-level="2">1.9 Noveno párrafo (corregido el 18-XII-07)</text:h>
        <text:p text:style-name="P6">Corren tiempos difíciles. Muchos profesionales altamente cualificados en nuestra área están actualmente en el paro, y sin embargo se han contratado miembros de la comunidad hacker en vez de a estos profesionales para desempeñar las tareas relacionadas con la seguridad, lo que es un golpe bajo a nuestros compañeros de la profesión.</text:p>
        <text:p text:style-name="P6"/>
        <text:h text:style-name="Heading_20_2" text:outline-level="2">1.10 Décimo párrafo (corregido el 18-XII-07)</text:h>
        <text:p text:style-name="P6">·Al asociarnos con los miembros de la comunidad hacker daña nuestra reputación como profesionales de la seguridad y si los policias se reúnen con criminales solo cuando surgen necesidades profesionales, nosotros deberíamos hacer lo mismo. Para asegurar que mantenemos el nivel de respetabilidad que hemos ido ganando dentro de la profesión, necesitamos ser cautos con esos con los que nos asociamos.</text:p>
        <text:p text:style-name="P6"/>
        <text:h text:style-name="Heading_20_2" text:outline-level="2">1.11 Undécimo párrafo (corregido el 18-XII-07)</text:h>
        <text:p text:style-name="P6">·Los llamados retos para hackers que se llevan a cabo en las “conferencias de hackers” y en otros lugares no son probablemente más que un truco publicitario. En unas cuantas pruebas el fabricante que la lleva acabo ha reducido de forma drástica la posibilidad de éxito de los atacantes poniendo por ejemplo un cortafuegos adicional entre los puntos de origen y destino del ataque</text:p>
        <text:p text:style-name="P6"/>
        <text:h text:style-name="Heading_20_2" text:outline-level="2">1.12 Duodécimo párrafo (corregido el 18-XII-07)</text:h>
        <text:p text:style-name="P6">De otro lado, los fabricantes que organizan los retos para hackers lo que verdaderamente hacen es reforzar la falsa idea de que “los hackers lo hacen mejor”.</text:p>
        <text:p text:style-name="P6"/>
        <text:h text:style-name="Heading_20_2" text:outline-level="2">1.13 Décimo tercer párrafo (corregido el 18-XII-07)</text:h>
        <text:p text:style-name="P6">En resumen:</text:p>
        <text:p text:style-name="P6">·No hagamos propaganda a quienes infringen la ley.</text:p>
        <text:p text:style-name="P6">·No legitimemos lo que hacen.</text:p>
        <text:p text:style-name="P6">·Limitemos nuestro contacto con ellos.</text:p>
        <text:p text:style-name="P6">·No les contratemos.</text:p>
        <text:p text:style-name="P6">Dejemos claro que estamos en contra de ellos</text:p>
        <text:p text:style-name="P6">Dr. E. Eugen Schultz, CISSP</text:p>
        <text:p text:style-name="P6">Redactor Jefe</text:p>
        <text:p text:style-name="P6"><text:soft-page-break/></text:p>
        <text:p text:style-name="P6"/>
        <text:h text:style-name="Heading_20_1" text:outline-level="1">2. Traducciones más difíciles y técnicas utilizadas</text:h>
        <text:p text:style-name="Text_20_body"/>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column table:style-name="TraduccionesMásDifícilesYTécnicasUtilizadas.D"/>
          <table:table-row>
            <table:table-cell table:style-name="TraduccionesMásDifícilesYTécnicasUtilizadas.A1" office:value-type="string">
              <text:p text:style-name="Table_20_Heading">Párrafo</text:p>
            </table:table-cell>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D1" office:value-type="string">
              <text:p text:style-name="Table_20_Heading">Técnica utilizada</text:p>
            </table:table-cell>
          </table:table-row>
          <table:table-row>
            <table:table-cell table:style-name="TraduccionesMásDifícilesYTécnicasUtilizadas.A2" office:value-type="string">
              <text:p text:style-name="Table_20_Contents">1</text:p>
            </table:table-cell>
            <table:table-cell table:style-name="TraduccionesMásDifícilesYTécnicasUtilizadas.A2" office:value-type="string">
              <text:p text:style-name="Table_20_Contents">Taking a stand on hacker</text:p>
            </table:table-cell>
            <table:table-cell table:style-name="TraduccionesMásDifícilesYTécnicasUtilizadas.A2" office:value-type="string">
              <text:p text:style-name="Table_20_Contents">Es necesario tomar posiciones respecto a los hackers</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1</text:p>
            </table:table-cell>
            <table:table-cell table:style-name="TraduccionesMásDifícilesYTécnicasUtilizadas.A2" office:value-type="string">
              <text:p text:style-name="Table_20_Contents">What should our relationship with the hacking community be?</text:p>
            </table:table-cell>
            <table:table-cell table:style-name="TraduccionesMásDifícilesYTécnicasUtilizadas.A2" office:value-type="string">
              <text:p text:style-name="Table_20_Contents">¿Cómo debería ser nuestra relación con la comunidad “hacker”?</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1</text:p>
            </table:table-cell>
            <table:table-cell table:style-name="TraduccionesMásDifícilesYTécnicasUtilizadas.A2" office:value-type="string">
              <text:p text:style-name="Table_20_Contents">. Recall, please, that</text:p>
            </table:table-cell>
            <table:table-cell table:style-name="TraduccionesMásDifícilesYTécnicasUtilizadas.A2" office:value-type="string">
              <text:p text:style-name="Table_20_Contents">, en la que</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1</text:p>
            </table:table-cell>
            <table:table-cell table:style-name="TraduccionesMásDifícilesYTécnicasUtilizadas.A2" office:value-type="string">
              <text:p text:style-name="Table_20_Contents">Then “Dynamic Duo” hacked the FAA to expose its vulnerability to external attack</text:p>
            </table:table-cell>
            <table:table-cell table:style-name="TraduccionesMásDifícilesYTécnicasUtilizadas.A2" office:value-type="string">
              <text:p text:style-name="Table_20_Contents">Más tarde el “Dynamic Duo” entró en la administración federal de aviación (FAA) para demostrar que era vulnerable a ataques</text:p>
            </table:table-cell>
            <table:table-cell table:style-name="TraduccionesMásDifícilesYTécnicasUtilizadas.D2" office:value-type="string">
              <text:p text:style-name="Table_20_Contents">Modulación y explicitación</text:p>
            </table:table-cell>
          </table:table-row>
          <table:table-row>
            <table:table-cell table:style-name="TraduccionesMásDifícilesYTécnicasUtilizadas.A2" office:value-type="string">
              <text:p text:style-name="Table_20_Contents">2</text:p>
            </table:table-cell>
            <table:table-cell table:style-name="TraduccionesMásDifícilesYTécnicasUtilizadas.A2" office:value-type="string">
              <text:p text:style-name="Table_20_Contents">“white hat” community</text:p>
            </table:table-cell>
            <table:table-cell table:style-name="TraduccionesMásDifícilesYTécnicasUtilizadas.A2" office:value-type="string">
              <text:p text:style-name="Table_20_Contents">comunidad de los “hackers blancos”</text:p>
            </table:table-cell>
            <table:table-cell table:style-name="TraduccionesMásDifícilesYTécnicasUtilizadas.D2" office:value-type="string">
              <text:p text:style-name="Table_20_Contents">Adaptación</text:p>
            </table:table-cell>
          </table:table-row>
          <table:table-row>
            <table:table-cell table:style-name="TraduccionesMásDifícilesYTécnicasUtilizadas.A2" office:value-type="string">
              <text:p text:style-name="Table_20_Contents">2</text:p>
            </table:table-cell>
            <table:table-cell table:style-name="TraduccionesMásDifícilesYTécnicasUtilizadas.A2" office:value-type="string">
              <text:p text:style-name="Table_20_Contents">The original generation of “hackers” fit the “hacker” label well, however: they hacked away at programs that they made publicly available</text:p>
            </table:table-cell>
            <table:table-cell table:style-name="TraduccionesMásDifícilesYTécnicasUtilizadas.A2" office:value-type="string">
              <text:p text:style-name="Table_20_Contents">La primera generación de hackers hacían público los programas que habían pirateado y como a menudo tenían recursos informáticos insuficientes</text:p>
            </table:table-cell>
            <table:table-cell table:style-name="TraduccionesMásDifícilesYTécnicasUtilizadas.D2" office:value-type="string">
              <text:p text:style-name="Table_20_Contents">Transposición y modulación</text:p>
            </table:table-cell>
          </table:table-row>
          <table:table-row>
            <table:table-cell table:style-name="TraduccionesMásDifícilesYTécnicasUtilizadas.A2" office:value-type="string">
              <text:p text:style-name="Table_20_Contents">2</text:p>
            </table:table-cell>
            <table:table-cell table:style-name="TraduccionesMásDifícilesYTécnicasUtilizadas.A2" office:value-type="string">
              <text:p text:style-name="Table_20_Contents">The software they produced was a boon to the then young Internet community</text:p>
            </table:table-cell>
            <table:table-cell table:style-name="TraduccionesMásDifícilesYTécnicasUtilizadas.A2" office:value-type="string">
              <text:p text:style-name="Table_20_Contents">, además su software servía de gran ayuda para la joven comunidad internauta</text:p>
            </table:table-cell>
            <table:table-cell table:style-name="TraduccionesMásDifícilesYTécnicasUtilizadas.D2" office:value-type="string">
              <text:p text:style-name="Table_20_Contents">Inserción de conector y modulación</text:p>
            </table:table-cell>
          </table:table-row>
          <table:table-row>
            <table:table-cell table:style-name="TraduccionesMásDifícilesYTécnicasUtilizadas.A2" office:value-type="string">
              <text:p text:style-name="Table_20_Contents">2</text:p>
            </table:table-cell>
            <table:table-cell table:style-name="TraduccionesMásDifícilesYTécnicasUtilizadas.A2" office:value-type="string">
              <text:p text:style-name="Table_20_Contents">The problem, of course, was that very often they did not have authorization to use <text:s/>the systems they accessed.</text:p>
            </table:table-cell>
            <table:table-cell table:style-name="TraduccionesMásDifícilesYTécnicasUtilizadas.A2" office:value-type="string">
              <text:p text:style-name="Table_20_Contents">Sin embargo, su problema era que muy a menudo no tenían autorización para utilizar los sistemas a los que accedían.</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2</text:p>
            </table:table-cell>
            <table:table-cell table:style-name="TraduccionesMásDifícilesYTécnicasUtilizadas.A2" office:value-type="string">
              <text:p text:style-name="Table_20_Contents"><text:span text:style-name="T2">Curiously</text:span>, they rationalized their behavior by reckoning that the systems they accessed were underutilized; as long as nobody damaged <text:s/>anything. OK to use <text:s/>a “few spare cycles of machine time”</text:p>
            </table:table-cell>
            <table:table-cell table:style-name="TraduccionesMásDifícilesYTécnicasUtilizadas.A2" office:value-type="string">
              <text:p text:style-name="Table_20_Contents">Curiosamente, justificaban su comportamiento afirmando que los sistemas que accedían se infrautilizaban y, en tanto en cuanto no se estropeaba nada, estaba bien utilizar algunos ciclos sin carga útil.</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downright</text:p>
            </table:table-cell>
            <table:table-cell table:style-name="TraduccionesMásDifícilesYTécnicasUtilizadas.A2" office:value-type="string">
              <text:p text:style-name="Table_20_Contents">francamente</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Lejos quedan los días</text:p>
            </table:table-cell>
            <table:table-cell table:style-name="TraduccionesMásDifícilesYTécnicasUtilizadas.A2" office:value-type="string">
              <text:p text:style-name="Table_20_Contents">Gone are the days</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had an unwritten code of ethics</text:p>
            </table:table-cell>
            <table:table-cell table:style-name="TraduccionesMásDifícilesYTécnicasUtilizadas.A2" office:value-type="string">
              <text:p text:style-name="Table_20_Contents">se regían por un código ético no escrito</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chronically</text:p>
            </table:table-cell>
            <table:table-cell table:style-name="TraduccionesMásDifícilesYTécnicasUtilizadas.A2" office:value-type="string">
              <text:p text:style-name="Table_20_Contents">reiteradamente</text:p>
            </table:table-cell>
            <table:table-cell table:style-name="TraduccionesMásDifícilesYTécnicasUtilizadas.D2" office:value-type="string">
              <text:p text:style-name="Table_20_Contents">Modulación</text:p>
            </table:table-cell>
          </table:table-row>
          <text:soft-page-break/>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unauthorized activities</text:p>
            </table:table-cell>
            <table:table-cell table:style-name="TraduccionesMásDifícilesYTécnicasUtilizadas.A2" office:value-type="string">
              <text:p text:style-name="Table_20_Contents">actividades ilegales</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3</text:p>
            </table:table-cell>
            <table:table-cell table:style-name="TraduccionesMásDifícilesYTécnicasUtilizadas.A2" office:value-type="string">
              <text:p text:style-name="Table_20_Contents">Their rationale is that “no one better understands how to breach security and how to adequately defend systems and networks”.</text:p>
            </table:table-cell>
            <table:table-cell table:style-name="TraduccionesMásDifícilesYTécnicasUtilizadas.A2" office:value-type="string">
              <text:p text:style-name="Table_20_Contents">Su razonamiento es el siguiente: “nadie sabe mejor que ellos como romper la seguridad y como defender adecuadamente los sistemas y redes”.</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4</text:p>
            </table:table-cell>
            <table:table-cell table:style-name="TraduccionesMásDifícilesYTécnicasUtilizadas.A2" office:value-type="string">
              <text:p text:style-name="Table_20_Contents">highly publicized “hacker challenges”</text:p>
            </table:table-cell>
            <table:table-cell table:style-name="TraduccionesMásDifícilesYTécnicasUtilizadas.A2" office:value-type="string">
              <text:p text:style-name="Table_20_Contents">retan <text:s/>los hackers con gran publicidad</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5</text:p>
            </table:table-cell>
            <table:table-cell table:style-name="TraduccionesMásDifícilesYTécnicasUtilizadas.A2" office:value-type="string">
              <text:p text:style-name="Table_20_Contents">How far should our relationship with the “hacking community” go?</text:p>
            </table:table-cell>
            <table:table-cell table:style-name="TraduccionesMásDifícilesYTécnicasUtilizadas.A2" office:value-type="string">
              <text:p text:style-name="Table_20_Contents">¿Hasta dónde debe llegar nuestra relación con la comunidad hacker?</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6</text:p>
            </table:table-cell>
            <table:table-cell table:style-name="TraduccionesMásDifícilesYTécnicasUtilizadas.A2" office:value-type="string">
              <text:p text:style-name="Table_20_Contents">I'd argue that we have learned something, but not all that much for all the time, money and energy invested</text:p>
            </table:table-cell>
            <table:table-cell table:style-name="TraduccionesMásDifícilesYTécnicasUtilizadas.A2" office:value-type="string">
              <text:p text:style-name="Table_20_Contents">Me gustaría decir que hemos aprendido algo, pero no mucho para todo el tiempo, dinero y energía invertidos.</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6</text:p>
            </table:table-cell>
            <table:table-cell table:style-name="TraduccionesMásDifícilesYTécnicasUtilizadas.A2" office:value-type="string">
              <text:p text:style-name="Table_20_Contents">there was precious little to learn</text:p>
            </table:table-cell>
            <table:table-cell table:style-name="TraduccionesMásDifícilesYTécnicasUtilizadas.A2" office:value-type="string">
              <text:p text:style-name="Table_20_Contents">allí aprenda muy poco</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6</text:p>
            </table:table-cell>
            <table:table-cell table:style-name="TraduccionesMásDifícilesYTécnicasUtilizadas.A2" office:value-type="string">
              <text:p text:style-name="Table_20_Contents">penetration test</text:p>
            </table:table-cell>
            <table:table-cell table:style-name="TraduccionesMásDifícilesYTécnicasUtilizadas.A2" office:value-type="string">
              <text:p text:style-name="Table_20_Contents">pruebas de intrusión</text:p>
            </table:table-cell>
            <table:table-cell table:style-name="TraduccionesMásDifícilesYTécnicasUtilizadas.D2" office:value-type="string">
              <text:p text:style-name="Table_20_Contents">-</text:p>
            </table:table-cell>
          </table:table-row>
          <table:table-row>
            <table:table-cell table:style-name="TraduccionesMásDifícilesYTécnicasUtilizadas.A2" office:value-type="string">
              <text:p text:style-name="Table_20_Contents">6</text:p>
            </table:table-cell>
            <table:table-cell table:style-name="TraduccionesMásDifícilesYTécnicasUtilizadas.A2" office:value-type="string">
              <text:p text:style-name="Table_20_Contents">“pep rallies”</text:p>
            </table:table-cell>
            <table:table-cell table:style-name="TraduccionesMásDifícilesYTécnicasUtilizadas.A2" office:value-type="string">
              <text:p text:style-name="Table_20_Contents">reunión de amigos</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7</text:p>
            </table:table-cell>
            <table:table-cell table:style-name="TraduccionesMásDifícilesYTécnicasUtilizadas.A2" office:value-type="string">
              <text:p text:style-name="Table_20_Contents">are quite good in carrying out <text:s/>limited number of well-rehearsed attacks</text:p>
            </table:table-cell>
            <table:table-cell table:style-name="TraduccionesMásDifícilesYTécnicasUtilizadas.A2" office:value-type="string">
              <text:p text:style-name="Table_20_Contents">sólo cuando llevan a cabo un número limitado de ataques muy bien ensayados</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7</text:p>
            </table:table-cell>
            <table:table-cell table:style-name="TraduccionesMásDifícilesYTécnicasUtilizadas.A2" office:value-type="string">
              <text:p text:style-name="Table_20_Contents">testing systematically and thoroughly</text:p>
            </table:table-cell>
            <table:table-cell table:style-name="TraduccionesMásDifícilesYTécnicasUtilizadas.A2" office:value-type="string">
              <text:p text:style-name="Table_20_Contents">y se lo plantean de una forma sistemática y minuciosa</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8</text:p>
            </table:table-cell>
            <table:table-cell table:style-name="TraduccionesMásDifícilesYTécnicasUtilizadas.A2" office:value-type="string">
              <text:p text:style-name="Table_20_Contents">The open disregard for ethics within the “hacking community”</text:p>
            </table:table-cell>
            <table:table-cell table:style-name="TraduccionesMásDifícilesYTécnicasUtilizadas.A2" office:value-type="string">
              <text:p text:style-name="Table_20_Contents">El absoluto desdén que la comunidad hacker tiene por la ética</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8</text:p>
            </table:table-cell>
            <table:table-cell table:style-name="TraduccionesMásDifícilesYTécnicasUtilizadas.A2" office:value-type="string">
              <text:p text:style-name="Table_20_Contents">I'd much rather deal</text:p>
            </table:table-cell>
            <table:table-cell table:style-name="TraduccionesMásDifícilesYTécnicasUtilizadas.A2" office:value-type="string">
              <text:p text:style-name="Table_20_Contents">Estoy más cómodo tratando</text:p>
            </table:table-cell>
            <table:table-cell table:style-name="TraduccionesMásDifícilesYTécnicasUtilizadas.D2" office:value-type="string">
              <text:p text:style-name="Table_20_Contents">Modulación</text:p>
            </table:table-cell>
          </table:table-row>
          <table:table-row>
            <table:table-cell table:style-name="TraduccionesMásDifícilesYTécnicasUtilizadas.A2" office:value-type="string">
              <text:p text:style-name="Table_20_Contents">9</text:p>
            </table:table-cell>
            <table:table-cell table:style-name="TraduccionesMásDifícilesYTécnicasUtilizadas.A2" office:value-type="string">
              <text:p text:style-name="Table_20_Contents">Times are hard right now</text:p>
            </table:table-cell>
            <table:table-cell table:style-name="TraduccionesMásDifícilesYTécnicasUtilizadas.A2" office:value-type="string">
              <text:p text:style-name="Table_20_Contents">Corren tiempos difíciles</text:p>
            </table:table-cell>
            <table:table-cell table:style-name="TraduccionesMásDifícilesYTécnicasUtilizadas.D2" office:value-type="string">
              <text:p text:style-name="Table_20_Contents">Transposición</text:p>
            </table:table-cell>
          </table:table-row>
          <table:table-row>
            <table:table-cell table:style-name="TraduccionesMásDifícilesYTécnicasUtilizadas.A2" office:value-type="string">
              <text:p text:style-name="Table_20_Contents">9</text:p>
            </table:table-cell>
            <table:table-cell table:style-name="TraduccionesMásDifícilesYTécnicasUtilizadas.A2" office:value-type="string">
              <text:p text:style-name="Table_20_Contents">is a proverbial slap in the face to our fellow professionals</text:p>
            </table:table-cell>
            <table:table-cell table:style-name="TraduccionesMásDifícilesYTécnicasUtilizadas.A2" office:value-type="string">
              <text:p text:style-name="Table_20_Contents">es un golpe bajo a nuestros compañeros de profesión</text:p>
            </table:table-cell>
            <table:table-cell table:style-name="TraduccionesMásDifícilesYTécnicasUtilizadas.D2" office:value-type="string">
              <text:p text:style-name="Table_20_Contents">Equivalencia</text:p>
            </table:table-cell>
          </table:table-row>
          <table:table-row>
            <table:table-cell table:style-name="TraduccionesMásDifícilesYTécnicasUtilizadas.A2" office:value-type="string">
              <text:p text:style-name="Table_20_Contents">10</text:p>
            </table:table-cell>
            <table:table-cell table:style-name="TraduccionesMásDifícilesYTécnicasUtilizadas.A2" office:value-type="string">
              <text:p text:style-name="Table_20_Contents">Policemen congregate with criminals only as a matter of professional necessity. </text:p>
            </table:table-cell>
            <table:table-cell table:style-name="TraduccionesMásDifícilesYTécnicasUtilizadas.A2" office:value-type="string">
              <text:p text:style-name="Table_20_Contents">y si los policías se reúnen con criminales sólo cuando surgen necesidades profesionales, nosotros deberíamos hacer lo mismo</text:p>
            </table:table-cell>
            <table:table-cell table:style-name="TraduccionesMásDifícilesYTécnicasUtilizadas.D2" office:value-type="string">
              <text:p text:style-name="Table_20_Contents">Inserción de conector y unión de frases</text:p>
            </table:table-cell>
          </table:table-row>
          <table:table-row>
            <table:table-cell table:style-name="TraduccionesMásDifícilesYTécnicasUtilizadas.A2" office:value-type="string">
              <text:p text:style-name="Table_20_Contents">10</text:p>
            </table:table-cell>
            <table:table-cell table:style-name="TraduccionesMásDifícilesYTécnicasUtilizadas.A2" office:value-type="string">
              <text:p text:style-name="Table_20_Contents">we need to be circumspect with regard to those with whom we associate</text:p>
            </table:table-cell>
            <table:table-cell table:style-name="TraduccionesMásDifícilesYTécnicasUtilizadas.A2" office:value-type="string">
              <text:p text:style-name="Table_20_Contents">necesitamos ser cautos con esos con los que nos asociamos</text:p>
            </table:table-cell>
            <table:table-cell table:style-name="TraduccionesMásDifícilesYTécnicasUtilizadas.D2" office:value-type="string">
              <text:p text:style-name="Table_20_Contents">-</text:p>
            </table:table-cell>
          </table:table-row>
          <table:table-row>
            <table:table-cell table:style-name="TraduccionesMásDifícilesYTécnicasUtilizadas.A2" office:value-type="string">
              <text:p text:style-name="Table_20_Contents">11</text:p>
            </table:table-cell>
            <table:table-cell table:style-name="TraduccionesMásDifícilesYTécnicasUtilizadas.A2" office:value-type="string">
              <text:p text:style-name="Table_20_Contents">are likely to amount to little more than a publicity stunt</text:p>
            </table:table-cell>
            <table:table-cell table:style-name="TraduccionesMásDifícilesYTécnicasUtilizadas.A2" office:value-type="string">
              <text:p text:style-name="Table_20_Contents">no son probablemente más que un truco publicitario</text:p>
            </table:table-cell>
            <table:table-cell table:style-name="TraduccionesMásDifícilesYTécnicasUtilizadas.D2" office:value-type="string">
              <text:p text:style-name="Table_20_Contents">Adaptación</text:p>
            </table:table-cell>
          </table:table-row>
          <table:table-row>
            <table:table-cell table:style-name="TraduccionesMásDifícilesYTécnicasUtilizadas.A2" office:value-type="string">
              <text:p text:style-name="Table_20_Contents">12</text:p>
            </table:table-cell>
            <table:table-cell table:style-name="TraduccionesMásDifícilesYTécnicasUtilizadas.A2" office:value-type="string">
              <text:p text:style-name="Table_20_Contents">are reinforcing the specious notion that “hackers do it <text:soft-page-break/>better”</text:p>
            </table:table-cell>
            <table:table-cell table:style-name="TraduccionesMásDifícilesYTécnicasUtilizadas.A2" office:value-type="string">
              <text:p text:style-name="Table_20_Contents">lo que verdaderamente hace es reforzar la falsa idea de que “los hackers lo hacen <text:soft-page-break/>mejor”</text:p>
            </table:table-cell>
            <table:table-cell table:style-name="TraduccionesMásDifícilesYTécnicasUtilizadas.D2" office:value-type="string">
              <text:p text:style-name="Table_20_Contents">Explicitación</text:p>
            </table:table-cell>
          </table:table-row>
          <table:table-row>
            <table:table-cell table:style-name="TraduccionesMásDifícilesYTécnicasUtilizadas.A2" office:value-type="string">
              <text:p text:style-name="Table_20_Contents">13</text:p>
            </table:table-cell>
            <table:table-cell table:style-name="TraduccionesMásDifícilesYTécnicasUtilizadas.A2" office:value-type="string">
              <text:p text:style-name="Table_20_Contents">we are not for them</text:p>
            </table:table-cell>
            <table:table-cell table:style-name="TraduccionesMásDifícilesYTécnicasUtilizadas.A2" office:value-type="string">
              <text:p text:style-name="Table_20_Contents">estamos en contra de ellos</text:p>
            </table:table-cell>
            <table:table-cell table:style-name="TraduccionesMásDifícilesYTécnicasUtilizadas.D2" office:value-type="string">
              <text:p text:style-name="Table_20_Contents">Modulación</text:p>
            </table:table-cell>
          </table:table-row>
        </table:table>
        <text:p text:style-name="Table">Tabla <text:sequence text:ref-name="refTable0" text:name="Table" text:formula="ooow:Table+1" style:num-format="1">1</text:sequence>.: Traducciones más difíciles y técnicas utilizadas</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05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4</text:user-defined></text:span></text:p>
          <text:p text:style-name="P3"><text:span text:style-name="T1">Última rev: </text:span><text:span text:style-name="T1"><text:user-defined text:name="Última Revisión">17-XII-07</text:user-defined></text:span></text:p>
          <text:p text:style-name="P3"><text:span text:style-name="T1">Versión: </text:span><text:span text:style-name="T1"><text:user-defined text:name="Versión">1.6RC</text:user-defined></text:span></text:p>
          <text:p text:style-name="P3"><text:span text:style-name="T1">Página </text:span><text:span text:style-name="T1"><text:page-number style:num-format="1" text:select-page="current">8</text:page-number></text:span><text:span text:style-name="T1"> de </text:span><text:span text:style-name="T1"><text:page-count style:num-format="1">8</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21T17:39:06</dc:date>
    <meta:keyword>Artículo del redactor jefe</meta:keyword>
    <meta:keyword>hackers</meta:keyword>
    <meta:keyword>traducción de textos Rosario Plaza rplaza@fi.upm.es</meta:keyword>
    <meta:editing-cycles>514</meta:editing-cycles>
    <meta:editing-duration>P1DT5H57M38S</meta:editing-duration>
    <meta:user-defined meta:name="Autor">Rubén Paje del Pino</meta:user-defined>
    <meta:user-defined meta:name="Versión">1.6RC</meta:user-defined>
    <meta:user-defined meta:name="Texto">14</meta:user-defined>
    <meta:user-defined meta:name="Última Revisión">17-XII-07</meta:user-defined>
    <meta:document-statistic meta:table-count="2" meta:image-count="0" meta:object-count="0" meta:page-count="8" meta:paragraph-count="206" meta:word-count="2297" meta:character-count="13930"/>
  </office:meta>
</office:document-meta>
</file>